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f214b" officeooo:paragraph-rsid="001f214b"/>
    </style:style>
    <style:style style:name="P2" style:family="paragraph" style:parent-style-name="Standard" style:list-style-name="L1">
      <style:text-properties officeooo:rsid="0020d961" officeooo:paragraph-rsid="0020d961"/>
    </style:style>
    <style:style style:name="P3" style:family="paragraph" style:parent-style-name="Standard" style:list-style-name="L1">
      <style:text-properties officeooo:rsid="0020ef20" officeooo:paragraph-rsid="0020ef20"/>
    </style:style>
    <style:style style:name="P4" style:family="paragraph" style:parent-style-name="Standard" style:list-style-name="L1">
      <style:text-properties officeooo:rsid="00211e68" officeooo:paragraph-rsid="00211e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ilosophy Quiz (Friday)</text:p>
      <text:p text:style-name="P1"/>
      <text:list xml:id="list328482204911781917" text:style-name="L1">
        <text:list-item>
          <text:p text:style-name="P2">Reality, Freedom, Time</text:p>
        </text:list-item>
        <text:list-item>
          <text:p text:style-name="P2">The Matrix</text:p>
        </text:list-item>
        <text:list-item>
          <text:p text:style-name="P2">Reality – theories of reality</text:p>
        </text:list-item>
        <text:list-item>
          <text:p text:style-name="P2">Quantum theory</text:p>
        </text:list-item>
        <text:list-item>
          <text:p text:style-name="P2">Freedom</text:p>
        </text:list-item>
        <text:list-item>
          <text:p text:style-name="P2">Time</text:p>
        </text:list-item>
        <text:list-item>
          <text:p text:style-name="P2">S/A</text:p>
          <text:list>
            <text:list-item>
              <text:p text:style-name="P2">Satre Existentialism</text:p>
            </text:list-item>
            <text:list-item>
              <text:p text:style-name="P3">Phenominology/Taoism</text:p>
            </text:list-item>
            <text:list-item>
              <text:p text:style-name="P4">Schrodinger's Cat/Realit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2:16:52.744141484</meta:creation-date>
    <dc:date>2013-11-12T12:21:01.176609144</dc:date>
    <meta:editing-duration>PT3M5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1" meta:paragraph-count="11" meta:word-count="32" meta:character-count="188" meta:non-whitespace-character-count="176"/>
  </office:meta>
</office:document-meta>
</file>